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hn Kitchi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headline1">1. Copy formatted text from Emacs</text:a></text:p>
        </text:index-body>
      </text:table-of-content>
      <text:h text:style-name="Heading_20_1" text:outline-level="1" text:is-list-header="false">
<text:bookmark-start text:name="OrgXref.orgheadline1"/>
<text:bookmark text:name="orgheadline1"/>Copy formatted text from Emacs
<text:bookmark-end text:name="OrgXref.orgheadline1"/></text:h>
      <text:p text:style-name="Text_20_body"><text:a xlink:type="simple" xlink:href="https://www.safaribooksonline.com/library/view/rtf-pocket-guide/9781449302047/ch01.html">https://www.safaribooksonline.com/library/view/rtf-pocket-guide/9781449302047/ch01.html</text:a>
(defun formatted-copy (r1 r2) (interactive "r")
       (shell-command-on-region r1 r2 "pbcopy"))
</text:p>
      <text:p text:style-name="Text_20_body">{<text:span text:style-name="OrgCode">\rtf</text:span>1<text:span text:style-name="OrgCode">\ansi{\fonttbl\f0\fswiss Helvetica;}</text:span><text:span text:style-name="OrgCode">\f</text:span>0<text:span text:style-name="OrgCode">\pard</text:span>
This is some {<text:span text:style-name="OrgCode">\b</text:span> bold} text.<text:span text:style-name="OrgCode">\par</text:span>
}
</text:p>
      <text:p text:style-name="Text_20_body">{<text:span text:style-name="OrgCode">\rtf</text:span>
This is some {<text:span text:style-name="OrgCode">\b</text:span> bold} and {<text:span text:style-name="OrgCode">\i</text:span> italics} text.<text:span text:style-name="OrgCode">\par</text:span>
{<text:span text:style-name="OrgCode">\scaps</text:span> smallcaps}<text:span text:style-name="OrgCode">\par</text:span>
{<text:span text:style-name="OrgCode">\strike</text:span> strike}<text:span text:style-name="OrgCode">\par</text:span>
{<text:span text:style-name="OrgCode">\ul</text:span> underlined}<text:span text:style-name="OrgCode">\par</text:span>
{<text:span text:style-name="OrgCode">\caps</text:span> all caps}
</text:p>
      <text:p text:style-name="Text_20_body">{<text:span text:style-name="OrgCode">\colortbl</text:span>;<text:span text:style-name="OrgCode">\red</text:span>0<text:span text:style-name="OrgCode">\green</text:span>0<text:span text:style-name="OrgCode">\blue</text:span>0;<text:span text:style-name="OrgCode">\red</text:span>255<text:span text:style-name="OrgCode">\green</text:span>0<text:span text:style-name="OrgCode">\blue</text:span>0;<text:span text:style-name="OrgCode">\red</text:span>0<text:span text:style-name="OrgCode">\green</text:span>0<text:span text:style-name="OrgCode">\blue</text:span>255;}
{<text:span text:style-name="OrgCode">\cf</text:span>2 red text}
{<text:span text:style-name="OrgCode">\cf</text:span>3 blue text}
{<text:span text:style-name="OrgCode">\fs</text:span>30 First line with 15 point text}
{<text:span text:style-name="OrgCode">\fs</text:span>20 Second line with 10 point test}
</text:p>
      <text:p text:style-name="Text_20_body">H{⊂ 2}O and H{<text:span text:style-name="OrgCode">\super</text:span> +}
}
</text:p>
      <text:p text:style-name="Text_20_body">(require 'org-exp)
</text:p>
      <text:p text:style-name="Text_20_body">bold
underline
verbatim
subscript
superscript
strike-through
paragraph
</text:p>
      <text:p text:style-name="OrgSrcBlock">(<text:span text:style-name="OrgSrcFontLockKeywordFace">defun</text:span><text:s/><text:span text:style-name="OrgSrcFontLockFunctionNameFace">my-ascii-src-block</text:span><text:s/>(src-block<text:s/>contents<text:s/>info)</text:p>
      <text:p text:style-name="OrgSrcBlock"><text:s/><text:s/><text:s/><text:s/><text:s/><text:s/><text:s/><text:span text:style-name="OrgSrcFontLockDocFace">"Transcode<text:s/>a<text:s/>SRC-BLOCK<text:s/>element<text:s/>from<text:s/>Org<text:s/>to<text:s/>ASCII.</text:span></text:p>
      <text:p text:style-name="OrgSrcBlock"><text:span text:style-name="OrgSrcFontLockDocFace"><text:s/><text:s/><text:s/><text:s/><text:s/>CONTENTS<text:s/>is<text:s/>nil.<text:s/><text:s/>INFO<text:s/>is<text:s/>a<text:s/>plist<text:s/>used<text:s/>as<text:s/>a<text:s/>communication</text:span></text:p>
      <text:p text:style-name="OrgSrcBlock"><text:span text:style-name="OrgSrcFontLockDocFace"><text:s/><text:s/><text:s/><text:s/><text:s/>channel."</text:span></text:p>
      <text:p text:style-name="OrgSrcBlock"><text:s/><text:s/><text:s/><text:s/><text:s/><text:s/><text:s/>(<text:span text:style-name="OrgSrcFontLockKeywordFace">if</text:span><text:s/>(not<text:s/>(org-export-read-attribute<text:s/><text:span text:style-name="OrgSrcFontLockBuiltinFace">:attr_ascii</text:span><text:s/>src-block<text:s/><text:span text:style-name="OrgSrcFontLockBuiltinFace">:language</text:span>))</text:p>
      <text:p text:style-name="OrgSrcBlock"><text:s/><text:s/><text:s/><text:s/><text:s/><text:s/><text:s/><text:s/><text:s/>(org-export-with-backend<text:s/>'ascii<text:s/>src-block<text:s/>contents<text:s/>info)</text:p>
      <text:p text:style-name="OrgSrcBlock"><text:s/><text:s/><text:s/><text:s/><text:s/><text:s/><text:s/>(concat</text:p>
      <text:p text:style-name="OrgSrcBlock"><text:s/><text:s/><text:s/><text:s/><text:s/><text:s/><text:s/><text:s/>(format<text:s/><text:span text:style-name="OrgSrcFontLockStringFace">",--[<text:s/>%s<text:s/>]--\n%s`----"</text:span></text:p>
      <text:p text:style-name="OrgSrcBlock"><text:s/><text:s/><text:s/><text:s/><text:s/><text:s/><text:s/><text:s/><text:s/><text:s/><text:s/><text:s/><text:s/><text:s/><text:s/><text:s/>(org-element-property<text:s/><text:span text:style-name="OrgSrcFontLockBuiltinFace">:language</text:span><text:s/>src-block)</text:p>
      <text:p text:style-name="OrgSrcBlock"><text:s/><text:s/><text:s/><text:s/><text:s/><text:s/><text:s/><text:s/><text:s/><text:s/><text:s/><text:s/><text:s/><text:s/><text:s/><text:s/>(replace-regexp-in-string</text:p>
      <text:p text:style-name="OrgSrcBlock"><text:s/><text:s/><text:s/><text:s/><text:s/><text:s/><text:s/><text:s/><text:s/><text:s/><text:s/><text:s/><text:s/><text:s/><text:s/><text:s/><text:s/><text:span text:style-name="OrgSrcFontLockStringFace">"^"</text:span><text:s/><text:span text:style-name="OrgSrcFontLockStringFace">"|<text:s/>"</text:span></text:p>
      <text:p text:style-name="OrgSrcBlock"><text:s/><text:s/><text:s/><text:s/><text:s/><text:s/><text:s/><text:s/><text:s/><text:s/><text:s/><text:s/><text:s/><text:s/><text:s/><text:s/><text:s/>(org-element-normalize-string</text:p>
      <text:p text:style-name="OrgSrcBlock"><text:s/><text:s/><text:s/><text:s/><text:s/><text:s/><text:s/><text:s/><text:s/><text:s/><text:s/><text:s/><text:s/><text:s/><text:s/><text:s/><text:s/><text:s/>(org-export-format-code-default<text:s/>src-block<text:s/>info)))))))</text:p>
      <text:p text:style-name="OrgSrcBlock"><text:s/><text:s/><text:s/><text:s/><text:s/></text:p>
      <text:p text:style-name="OrgSrcBlock"><text:s/><text:s/><text:s/><text:s/><text:s/>(org-export-define-derived-backend<text:s/>'my-ascii<text:s/>'ascii</text:p>
      <text:p text:style-name="OrgSrcBlockLastLine"><text:s/><text:s/><text:s/><text:s/><text:s/><text:s/><text:s/><text:span text:style-name="OrgSrcFontLockBuiltinFace">:translate-alist</text:span><text:s/>'((src-block<text:s/>.<text:s/>my-ascii-src-block)))</text:p>
      <text:p text:style-name="OrgSrcBlock">(<text:span text:style-name="OrgSrcFontLockKeywordFace">defun</text:span><text:s/><text:span text:style-name="OrgSrcFontLockFunctionNameFace">rtf-bold</text:span><text:s/>(bold<text:s/>contents<text:s/>info)</text:p>
      <text:p text:style-name="OrgSrcBlock"><text:s/><text:s/>(format<text:s/><text:span text:style-name="OrgSrcFontLockStringFace">"{\\b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italic</text:span><text:s/>(el<text:s/>contents<text:s/>info)</text:p>
      <text:p text:style-name="OrgSrcBlock"><text:s/><text:s/>(format<text:s/><text:span text:style-name="OrgSrcFontLockStringFace">"{\\i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underline</text:span><text:s/>(el<text:s/>contents<text:s/>info)</text:p>
      <text:p text:style-name="OrgSrcBlock"><text:s/><text:s/>(format<text:s/><text:span text:style-name="OrgSrcFontLockStringFace">"{\\ul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sub</text:span><text:s/>(el<text:s/>contents<text:s/>info)</text:p>
      <text:p text:style-name="OrgSrcBlock"><text:s/><text:s/>(format<text:s/><text:span text:style-name="OrgSrcFontLockStringFace">"{\\sub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super</text:span><text:s/>(el<text:s/>contents<text:s/>info)</text:p>
      <text:p text:style-name="OrgSrcBlock"><text:s/><text:s/>(format<text:s/><text:span text:style-name="OrgSrcFontLockStringFace">"{\\super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verbatim</text:span><text:s/>(el<text:s/>contents<text:s/>info)</text:p>
      <text:p text:style-name="OrgSrcBlock"><text:s/><text:s/>(format<text:s/><text:span text:style-name="OrgSrcFontLockStringFace">"{\\f1<text:s/>%s}"</text:span><text:s/>(org-element-property<text:s/><text:span text:style-name="OrgSrcFontLockBuiltinFace">:value</text:span><text:s/>el)))</text:p>
      <text:p text:style-name="OrgSrcBlock"/>
      <text:p text:style-name="OrgSrcBlock">(<text:span text:style-name="OrgSrcFontLockKeywordFace">defun</text:span><text:s/><text:span text:style-name="OrgSrcFontLockFunctionNameFace">rtf-strike</text:span><text:s/>(el<text:s/>contents<text:s/>info)</text:p>
      <text:p text:style-name="OrgSrcBlock"><text:s/><text:s/>(format<text:s/><text:span text:style-name="OrgSrcFontLockStringFace">"{\\strike<text:s/>%s}"</text:span><text:s/>contents))</text:p>
      <text:p text:style-name="OrgSrcBlock"/>
      <text:p text:style-name="OrgSrcBlock">(<text:span text:style-name="OrgSrcFontLockKeywordFace">defun</text:span><text:s/><text:span text:style-name="OrgSrcFontLockFunctionNameFace">rtf-paragraph</text:span><text:s/>(el<text:s/>contents<text:s/>info)</text:p>
      <text:p text:style-name="OrgSrcBlock"><text:s/><text:s/>(format<text:s/><text:span text:style-name="OrgSrcFontLockStringFace">"{%s}\\par"</text:span><text:s/>contents))</text:p>
      <text:p text:style-name="OrgSrcBlock"/>
      <text:p text:style-name="OrgSrcBlock">(org-export-define-derived-backend<text:s/>'RTF<text:s/>'ascii</text:p>
      <text:p text:style-name="OrgSrcBlock"><text:s/><text:s/><text:span text:style-name="OrgSrcFontLockBuiltinFace">:translate-alist</text:span><text:s/>'((bold<text:s/>.<text:s/>rtf-bold)</text:p>
      <text:p text:style-name="OrgSrcBlock"><text:tab/><text:tab/><text:s/><text:s/><text:s/><text:s/><text:s/>(italic<text:s/>.<text:s/>rtf-italic)</text:p>
      <text:p text:style-name="OrgSrcBlock"><text:tab/><text:tab/><text:s/><text:s/><text:s/><text:s/><text:s/>(underline<text:s/>.<text:s/>rtf-underline)</text:p>
      <text:p text:style-name="OrgSrcBlock"><text:tab/><text:tab/><text:s/><text:s/><text:s/><text:s/><text:s/>(superscript<text:s/>.<text:s/>rtf-super)</text:p>
      <text:p text:style-name="OrgSrcBlock"><text:tab/><text:tab/><text:s/><text:s/><text:s/><text:s/><text:s/>(subscript<text:s/>.<text:s/>rtf-sub)</text:p>
      <text:p text:style-name="OrgSrcBlock"><text:tab/><text:tab/><text:s/><text:s/><text:s/><text:s/><text:s/>(verbatim<text:s/>.<text:s/>rtf-verbatim)</text:p>
      <text:p text:style-name="OrgSrcBlock"><text:tab/><text:tab/><text:s/><text:s/><text:s/><text:s/><text:s/>(strike-through<text:s/>.<text:s/>rtf-strike)</text:p>
      <text:p text:style-name="OrgSrcBlock"><text:tab/><text:tab/><text:s/><text:s/><text:s/><text:s/><text:s/>(paragraph<text:s/>.<text:s/>rtf-paragraph)))</text:p>
      <text:p text:style-name="OrgSrcBlock"/>
      <text:p text:style-name="OrgSrcBlock">(<text:span text:style-name="OrgSrcFontLockKeywordFace">defun</text:span><text:s/><text:span text:style-name="OrgSrcFontLockFunctionNameFace">formatted-copy</text:span><text:s/>(r1<text:s/>r2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let*</text:span><text:s/>((buf<text:s/>(org-export-to-buffer<text:s/>'RTF<text:s/><text:span text:style-name="OrgSrcFontLockStringFace">"*Org<text:s/>FORMATTED-ASCII<text:s/>Export*"</text:span><text:s/>nil<text:s/>nil<text:s/>t<text:s/>t))</text:p>
      <text:p text:style-name="OrgSrcBlock"><text:tab/><text:s/>(rtf<text:s/>(<text:span text:style-name="OrgSrcFontLockKeywordFace">with-current-buffer</text:span><text:s/>buf<text:s/>(buffer-string))))</text:p>
      <text:p text:style-name="OrgSrcBlock"><text:s/><text:s/><text:s/><text:s/>(<text:span text:style-name="OrgSrcFontLockKeywordFace">with-temp-buffer</text:span></text:p>
      <text:p text:style-name="OrgSrcBlock"><text:s/><text:s/><text:s/><text:s/><text:s/><text:s/>(insert<text:s/>(format<text:s/><text:span text:style-name="OrgSrcFontLockStringFace">"{\\rtf1\\ansi\\deff0<text:s/>{\\fonttbl<text:s/>{\\f1<text:s/>Courier;}}<text:s/>%s}"</text:span><text:s/>rtf))</text:p>
      <text:p text:style-name="OrgSrcBlock"><text:s/><text:s/><text:s/><text:s/><text:s/><text:s/>(shell-command-on-region<text:s/>(point-min)<text:s/>(point-max)<text:s/><text:span text:style-name="OrgSrcFontLockStringFace">"pbcopy"</text:span>))</text:p>
      <text:p text:style-name="OrgSrcBlock"><text:s/><text:s/><text:s/><text:s/><text:span text:style-name="OrgSrcFontLockCommentDelimiterFace">;;<text:s/></text:span><text:span text:style-name="OrgSrcFontLockCommentFace">(kill-buffer<text:s/>buf)</text:span></text:p>
      <text:p text:style-name="OrgSrcBlockLastLine"><text:s/><text:s/><text:s/><text:s/>))</text:p>
      <text:p text:style-name="Text_20_body">Some <text:span text:style-name="Bold">bold</text:span>, <text:span text:style-name="Emphasis">italic</text:span>, <text:span text:style-name="Underline">underline</text:span>, <text:span text:style-name="Strikethrough">struck</text:span> and <text:span text:style-name="OrgCode">verbatim</text:span> text to copy. I need some H<text:span text:style-name="OrgSubscript">2</text:span>O with no H<text:span text:style-name="OrgSuperscript">+</text:span> in it it.
</text:p>
      <text:p text:style-name="Text_20_body">And a new paragraph to copy too.
</text:p>
      <text:p text:style-name="Text_20_body">(require 'ox-odt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8d8d84"/>
    </style:style>
    <style:style style:name="OrgSrcFontLockCommentDelimiterFace" style:family="text">
      <style:text-properties fo:color="#8d8d84"/>
    </style:style>
    <style:style style:name="OrgSrcFontLockStringFace" style:family="text">
      <style:text-properties fo:color="#008000"/>
    </style:style>
    <style:style style:name="OrgSrcFontLockBuiltinFace" style:family="text">
      <style:text-properties fo:color="#006fe0"/>
    </style:style>
    <style:style style:name="OrgSrcFontLockDocFace" style:family="text">
      <style:text-properties fo:color="#036a07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FontLockFunctionNameFace" style:family="text">
      <style:text-properties fo:color="#006699"/>
    </style:style>
    <style:style style:name="OrgSrcFontLockKeywordFace" style:family="text">
      <style:text-properties fo:color="#0000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Kitchin</dc:creator>
    <meta:initial-creator>John Kitchin</meta:initial-creator>
    <dc:date>2016-06-15T16:12:52</dc:date>
    <meta:creation-date>2016-06-15T16:12:52</meta:creation-date>
    <meta:generator>Emacs 25.1.50.1 (Org mode 8.3.4)</meta:generator>
    <meta:keyword/>
    <dc:subject/>
    <dc:title/>
  </office:meta>
</office:document-meta>
</file>